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co33" style:family="table-column">
      <style:table-column-properties fo:break-before="auto" style:column-width="1.0827in"/>
    </style:style>
    <style:style style:name="co34" style:family="table-column">
      <style:table-column-properties fo:break-before="auto" style:column-width="6.5543in"/>
    </style:style>
    <style:style style:name="co35" style:family="table-column">
      <style:table-column-properties fo:break-before="auto" style:column-width="6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2T11:08:01.825299292</dc:date>
    <meta:editing-duration>P4DT1H15M58S</meta:editing-duration>
    <meta:editing-cycles>663</meta:editing-cycles>
    <meta:document-statistic meta:table-count="10" meta:cell-count="1738" meta:object-count="0"/>
  </office:meta>
</office:document-meta>
</file>